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ago abandona [Aladdín] en una cueva despues que encuentran una lámpara mágica que podría traerle mucho poder al mago. Aladdín escapa con la lámpara y descubre que hay un genio que vive dentro. Aladdín se casa con la hija del Sultán con la ayuda del genio que contesta sus deseos. El mago astuto logra saber del escape de Aladdín y su matrimonio con la Princes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5:54:16.152000000</dc:date>
    <meta:editing-duration>PT17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65" meta:character-count="362" meta:non-whitespace-character-count="297"/>
  </office:meta>
</office:document-meta>
</file>